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justify" fo:line-height="150%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0" style:parent-style-name="ListParagraph" style:family="paragraph">
      <style:paragraph-properties fo:text-align="justify" fo:line-height="150%"/>
    </style:style>
    <style:style style:name="T31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ListParagraph" style:family="paragraph">
      <style:paragraph-properties fo:text-align="justify" fo:line-height="150%"/>
    </style:style>
    <style:style style:name="T3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ListParagraph" style:family="paragraph">
      <style:paragraph-properties fo:text-align="justify" fo:line-height="150%"/>
    </style:style>
    <style:style style:name="T3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P41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color="#252525" fo:font-size="12pt" style:font-size-asian="12pt" style:font-size-complex="12pt" fo:background-color="#FFFFFF"/>
    </style:style>
    <style:style style:name="P42" style:parent-style-name="ListParagraph" style:family="paragraph">
      <style:paragraph-properties fo:text-align="justify" fo:line-height="150%"/>
    </style:style>
    <style:style style:name="T4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ListParagraph" style:family="paragraph">
      <style:paragraph-properties fo:text-align="justify" fo:line-height="150%"/>
    </style:style>
    <style:style style:name="T4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P50" style:parent-style-name="ListParagraph" style:family="paragraph">
      <style:paragraph-properties fo:text-align="justify" fo:line-height="150%"/>
    </style:style>
    <style:style style:name="T51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P56" style:parent-style-name="ListParagraph" style:family="paragraph">
      <style:paragraph-properties fo:text-align="justify" fo:line-height="150%"/>
    </style:style>
    <style:style style:name="T5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ListParagraph" style:family="paragraph">
      <style:paragraph-properties fo:text-align="justify" fo:line-height="150%"/>
    </style:style>
    <style:style style:name="T6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P62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Task 1: Using Bayes Probability, Analyze Language Learning Error</text:p>
      <text:p text:style-name="P25"/>
      <text:p text:style-name="P26"><text:span text:style-name="T27">Group Scenario:</text:span><text:span text:style-name="T28"><text:s/>Four persons collaborate to find and learn ten words in a language other than their own (e.g., Latin). They will next examine the mistakes made during the learning process and relate them to the concepts presented during the session.</text:span></text:p>
      <text:p text:style-name="P29">Steps:</text:p>
      <text:list text:style-name="LFO12" text:continue-numbering="true">
        <text:list-item>
          <text:p text:style-name="P30"><text:span text:style-name="T31">Word Selection:</text:span><text:span text:style-name="T32"><text:s/>One member of the group chooses ten Latin words and distributes them to the remainder of the group.</text:span></text:p>
        </text:list-item>
        <text:list-item>
          <text:p text:style-name="P33"><text:span text:style-name="T34">Word Presentation:</text:span><text:span text:style-name="T35"><text:s/>The individual who has chosen the words reads them out to the group, while the other members of the group write down their interpretations.</text:span></text:p>
        </text:list-item>
        <text:list-item>
          <text:p text:style-name="P36"><text:span text:style-name="T37">Pooling and Analysis:</text:span><text:span text:style-name="T38"><text:s/>After the words are provided, the group collects and analyzes<text:s/></text:span><text:span text:style-name="T39">all</text:span><text:span text:style-name="T40"><text:s/>the responses.</text:span></text:p>
        </text:list-item>
      </text:list>
      <text:p text:style-name="P41">Discussion and Thoughts:</text:p>
      <text:list text:style-name="LFO11" text:continue-numbering="true">
        <text:list-item>
          <text:p text:style-name="P42"><text:span text:style-name="T43">Bayes Probability:</text:span><text:span text:style-name="T44"><text:s/>We can use Bayes Probability to examine language learning faults in this exercise. For example, if numerous members of a group make identical mistakes in interpreting the meaning of a word, we may calculate the conditional likelihood of making that<text:s/></text:span><text:span text:style-name="T45">error</text:span><text:span text:style-name="T46"><text:s/>given the context and prior knowledge of the language.</text:span></text:p>
        </text:list-item>
        <text:list-item>
          <text:p text:style-name="P47"><text:span text:style-name="T48">Error Patterns:</text:span><text:span text:style-name="T49"><text:s/>By examining patterns in errors, we might uncover common beliefs or obstacles that students confront. For example, if numerous people in a gendered language mistake the gender of nouns, we can identify this as a common issue.</text:span></text:p>
        </text:list-item>
        <text:list-item>
          <text:p text:style-name="P50"><text:span text:style-name="T51">Error frequencies:</text:span><text:span text:style-name="T52"><text:s/></text:span><text:span text:style-name="T53">Calculating e</text:span><text:span text:style-name="T54">rror</text:span><text:span text:style-name="T55"><text:s/>frequencies allows us to highlight areas for improvement. If certain mistakes occur regularly, focusing on those specific areas in future language acquisition may be more beneficial.</text:span></text:p>
        </text:list-item>
        <text:list-item>
          <text:p text:style-name="P56"><text:span text:style-name="T57">Feedback Loop:</text:span><text:span text:style-name="T58"><text:s/>This activity emphasizes the importance of feedback in the learning process. Identifying faults and comprehending their frequency aids learners in adapting to and improving their language skills over time.</text:span></text:p>
        </text:list-item>
        <text:list-item>
          <text:p text:style-name="P59"><text:span text:style-name="T60">Session Concepts:</text:span><text:span text:style-name="T61"><text:s/>In our session, we covered the use of probabilistic models, such as Bayes Probability, in a variety of applications, such as natural language processing and machine learning. This exercise shows how to use probabilistic reasoning to assess and enhance language learning processes.</text:span></text:p>
        </text:list-item>
      </text:list>
      <text:p text:style-name="P62">Overall, this exercise illustrates the need of assessing errors to improve the learning experience and presents a practical application of probabilistic notions in language learning. It highlights the iterative nature of learning, in which feedback and adaptability are critical to gaining language competenc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Times New Roman" style:font-name-complex="Times New Roman" fo:font-weight="bold" style:font-weight-asian="bold" style:font-weight-complex="bold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5in"/>
        </style:tab-stops>
      </style:paragraph-properties>
      <style:text-properties fo:hyphenate="false"/>
    </style:style>
    <style:style style:name="DefaultParagraphFontWW" style:display-name="Default Paragraph Font (WW)" style:family="text"/>
    <style:style style:name="HeaderChar" style:display-name="Header Char" style:family="text" style:parent-style-name="DefaultParagraphFontWW"/>
    <style:style style:name="FooterChar" style:display-name="Footer Char" style:family="text" style:parent-style-name="DefaultParagraphFontWW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3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widows="2" fo:orphans="2" style:vertical-align="auto"/>
      <style:text-properties style:font-name-asian="Times New Roman" style:font-name-complex="Times New Roma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/>
    </style:style>
    <style:style style:name="TOCHeading" style:display-name="TOC Heading" style:family="paragraph" style:parent-style-name="Heading1" style:next-style-name="Normal" style:default-outline-level="1">
      <style:paragraph-properties fo:keep-together="always" style:vertical-align="auto" fo:margin-bottom="0in"/>
      <style:text-properties style:font-name="Calibri Light" fo:font-weight="normal" style:font-weight-asian="normal" style:font-weight-complex="normal" fo:color="#2F5496" fo:font-size="16pt" style:font-size-asian="16pt" style:font-size-complex="16pt" fo:hyphenate="true"/>
    </style:style>
    <style:style style:name="textlayer--absolute" style:display-name="textlayer--absolute" style:family="text" style:parent-style-name="DefaultParagraphFon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8pt"/>
    </style:style>
    <style:style style:name="Bibliography" style:display-name="Bibliography" style:family="paragraph" style:parent-style-name="Normal" style:next-style-name="Normal">
      <style:text-properties fo:hyphenate="false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2" style:display-name="WWNum2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Num1" style:display-name="WWNum1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  <style:text-properties style:font-name="Calibri" style:font-name-asian="Calibri" style:font-name-complex="F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  <style:text-properties style:font-name="Calibri" style:font-name-asian="Calibri" style:font-name-complex="F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  <style:text-properties style:font-name-asian="Calibri" style:font-name-complex="F" fo:font-weight="bold" style:font-weight-asian="bold" style:font-weight-complex="bold" fo:font-size="12pt" style:font-size-asian="12pt" style:font-size-complex="12pt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0.7604in"/>
          <style:tab-stop style:type="center" style:position="3.25in"/>
          <style:tab-stop style:type="right" style:position="6.5in"/>
        </style:tab-stops>
      </style:paragraph-properties>
      <style:text-properties style:font-name-asian="Calibri" style:font-name-complex="F" fo:font-size="12pt" style:font-size-asian="12pt" style:font-size-complex="12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  <style:text-properties style:font-name="Calibri" style:font-name-asian="Calibri" style:font-name-complex="F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  <style:style style:name="T24" style:parent-style-name="DefaultParagraphFont" style:family="text">
      <style:text-properties style:font-name="Calibri" style:font-name-asian="Calibri" style:font-name-complex="F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Artificial Intelligence | 2023</text:p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Bishok Paudel /Last Semester</text:p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<text:span text:style-name="T24"><text:page-number text:fixed="false">18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rtificial Intelligence</dc:title>
    <meta:initial-creator>Bishok Paudel</meta:initial-creator>
    <dc:creator>Bishok Paudel</dc:creator>
    <meta:creation-date>2023-10-01T10:23:00Z</meta:creation-date>
    <dc:date>2023-10-02T10:39:00Z</dc:date>
    <meta:print-date>2023-10-02T09:07:00Z</meta:print-date>
    <meta:template xlink:href="Normal" xlink:type="simple"/>
    <meta:editing-cycles>7</meta:editing-cycles>
    <meta:editing-duration>PT35940S</meta:editing-duration>
    <meta:user-defined meta:name="AppVersion">16.0000</meta:user-defined>
    <meta:document-statistic meta:page-count="1" meta:paragraph-count="4" meta:word-count="350" meta:character-count="2344" meta:row-count="16" meta:non-whitespace-character-count="1998"/>
  </office:meta>
</office:document-meta>
</file>